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00ffff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0099ff"/>
    </style:style>
    <style:style style:name="ce7" style:family="table-cell" style:parent-style-name="Default">
      <style:table-cell-properties fo:background-color="#99ccff"/>
    </style:style>
    <style:style style:name="ce8" style:family="table-cell" style:parent-style-name="Default">
      <style:table-cell-properties fo:background-color="#cfe7f5"/>
    </style:style>
    <style:style style:name="ce9" style:family="table-cell" style:parent-style-name="Default">
      <style:table-cell-properties fo:background-color="#00dcff"/>
    </style:style>
    <style:style style:name="ce10" style:family="table-cell" style:parent-style-name="Default">
      <style:table-cell-properties fo:background-color="#23b8dc"/>
    </style:style>
    <style:style style:name="ce11" style:family="table-cell" style:parent-style-name="Default">
      <style:table-cell-properties fo:background-color="#47b8b8"/>
    </style:style>
    <style:style style:name="ce12" style:family="table-cell" style:parent-style-name="Default">
      <style:table-cell-properties fo:background-color="#33a3a3"/>
    </style:style>
    <style:style style:name="ce13" style:family="table-cell" style:parent-style-name="Default">
      <style:table-cell-properties fo:background-color="#198a8a"/>
    </style:style>
    <style:style style:name="ce14" style:family="table-cell" style:parent-style-name="Default">
      <style:table-cell-properties fo:background-color="#7da647"/>
    </style:style>
    <style:style style:name="ce15" style:family="table-cell" style:parent-style-name="Default">
      <style:table-cell-properties fo:background-color="#00ae00"/>
    </style:style>
    <style:style style:name="ce16" style:family="table-cell" style:parent-style-name="Default">
      <style:table-cell-properties fo:background-color="#3deb3d"/>
    </style:style>
    <style:style style:name="ce17" style:family="table-cell" style:parent-style-name="Default">
      <style:table-cell-properties fo:background-color="#ffff66"/>
    </style:style>
    <style:style style:name="ce18" style:family="table-cell" style:parent-style-name="Default">
      <style:table-cell-properties fo:background-color="#ff6633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20.623cm" svg:height="12.086cm" svg:x="13.849cm" svg:y="1.222cm">
            <draw:object draw:notify-on-update-of-ranges="Feuille1.B3:Feuille1.B35 Feuille1.C3:Feuille1.C35 Feuille1.E3:Feuille1.E3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3.366cm" svg:y="34.249cm">
            <draw:object draw:notify-on-update-of-ranges="Feuille1.J39:Feuille1.J88 Feuille1.K39:Feuille1.K88 Feuille1.L39:Feuille1.L8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4"/>
          <table:table-cell table:formula="of:=AVERAGE([.C3:.C37])" office:value-type="float" office:value="137.484848484849">
            <text:p>137,4848484848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formula="of:=[.C3]&gt;[.$E$1]" office:value-type="boolean" office:boolean-value="false">
            <text:p>FAUX</text:p>
          </table:table-cell>
          <table:table-cell office:value-type="float" office:value="368.19597">
            <text:p>368,19597</text:p>
          </table:table-cell>
          <table:table-cell office:value-type="float" office:value="71">
            <text:p>71</text:p>
          </table:table-cell>
          <table:table-cell/>
          <table:table-cell table:formula="of:=IF([.A3];[.C3]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C4]&gt;[.$E$1]" office:value-type="boolean" office:boolean-value="false">
            <text:p>FAUX</text:p>
          </table:table-cell>
          <table:table-cell office:value-type="float" office:value="385.18519">
            <text:p>385,18519</text:p>
          </table:table-cell>
          <table:table-cell office:value-type="float" office:value="62">
            <text:p>62</text:p>
          </table:table-cell>
          <table:table-cell/>
          <table:table-cell table:formula="of:=IF([.A4];[.C4]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C5]&gt;[.$E$1]" office:value-type="boolean" office:boolean-value="true">
            <text:p>VRAI</text:p>
          </table:table-cell>
          <table:table-cell office:value-type="float" office:value="391.20115">
            <text:p>391,20115</text:p>
          </table:table-cell>
          <table:table-cell office:value-type="float" office:value="190">
            <text:p>190</text:p>
          </table:table-cell>
          <table:table-cell/>
          <table:table-cell table:formula="of:=IF([.A5];[.C5];0)" office:value-type="float" office:value="190">
            <text:p>190</text:p>
          </table:table-cell>
          <table:table-cell table:number-columns-repeated="10"/>
        </table:table-row>
        <table:table-row table:style-name="ro1">
          <table:table-cell table:formula="of:=[.C6]&gt;[.$E$1]" office:value-type="boolean" office:boolean-value="false">
            <text:p>FAUX</text:p>
          </table:table-cell>
          <table:table-cell office:value-type="float" office:value="395.21479">
            <text:p>395,21479</text:p>
          </table:table-cell>
          <table:table-cell office:value-type="float" office:value="58">
            <text:p>58</text:p>
          </table:table-cell>
          <table:table-cell/>
          <table:table-cell table:formula="of:=IF([.A6];[.C6]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C7]&gt;[.$E$1]" office:value-type="boolean" office:boolean-value="false">
            <text:p>FAUX</text:p>
          </table:table-cell>
          <table:table-cell office:value-type="float" office:value="396.16509">
            <text:p>396,16509</text:p>
          </table:table-cell>
          <table:table-cell office:value-type="float" office:value="101">
            <text:p>101</text:p>
          </table:table-cell>
          <table:table-cell/>
          <table:table-cell table:formula="of:=IF([.A7];[.C7]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C8]&gt;[.$E$1]" office:value-type="boolean" office:boolean-value="true">
            <text:p>VRAI</text:p>
          </table:table-cell>
          <table:table-cell office:value-type="float" office:value="425.17871">
            <text:p>425,17871</text:p>
          </table:table-cell>
          <table:table-cell office:value-type="float" office:value="166">
            <text:p>166</text:p>
          </table:table-cell>
          <table:table-cell/>
          <table:table-cell table:formula="of:=IF([.A8];[.C8];0)" office:value-type="float" office:value="166">
            <text:p>166</text:p>
          </table:table-cell>
          <table:table-cell table:number-columns-repeated="10"/>
        </table:table-row>
        <table:table-row table:style-name="ro1">
          <table:table-cell table:formula="of:=[.C9]&gt;[.$E$1]" office:value-type="boolean" office:boolean-value="true">
            <text:p>VRAI</text:p>
          </table:table-cell>
          <table:table-cell office:value-type="float" office:value="431.24143">
            <text:p>431,24143</text:p>
          </table:table-cell>
          <table:table-cell office:value-type="float" office:value="389">
            <text:p>389</text:p>
          </table:table-cell>
          <table:table-cell table:style-name="ce1" office:value-type="string">
            <text:p>1+</text:p>
          </table:table-cell>
          <table:table-cell table:formula="of:=IF([.A9];[.C9];0)" office:value-type="float" office:value="389">
            <text:p>389</text:p>
          </table:table-cell>
          <table:table-cell table:number-columns-repeated="10"/>
        </table:table-row>
        <table:table-row table:style-name="ro1">
          <table:table-cell table:formula="of:=[.C10]&gt;[.$E$1]" office:value-type="boolean" office:boolean-value="false">
            <text:p>FAUX</text:p>
          </table:table-cell>
          <table:table-cell office:value-type="float" office:value="432.18288">
            <text:p>432,18288</text:p>
          </table:table-cell>
          <table:table-cell office:value-type="float" office:value="63">
            <text:p>63</text:p>
          </table:table-cell>
          <table:table-cell/>
          <table:table-cell table:formula="of:=IF([.A10];[.C10]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C11]&gt;[.$E$1]" office:value-type="boolean" office:boolean-value="true">
            <text:p>VRAI</text:p>
          </table:table-cell>
          <table:table-cell office:value-type="float" office:value="453.16715">
            <text:p>453,16715</text:p>
          </table:table-cell>
          <table:table-cell office:value-type="float" office:value="219">
            <text:p>219</text:p>
          </table:table-cell>
          <table:table-cell/>
          <table:table-cell table:formula="of:=IF([.A11];[.C11];0)" office:value-type="float" office:value="219">
            <text:p>219</text:p>
          </table:table-cell>
          <table:table-cell table:number-columns-repeated="10"/>
        </table:table-row>
        <table:table-row table:style-name="ro1">
          <table:table-cell table:formula="of:=[.C12]&gt;[.$E$1]" office:value-type="boolean" office:boolean-value="false">
            <text:p>FAUX</text:p>
          </table:table-cell>
          <table:table-cell office:value-type="float" office:value="526.22413">
            <text:p>526,22413</text:p>
          </table:table-cell>
          <table:table-cell office:value-type="float" office:value="58">
            <text:p>58</text:p>
          </table:table-cell>
          <table:table-cell/>
          <table:table-cell table:formula="of:=IF([.A12];[.C12]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C13]&gt;[.$E$1]" office:value-type="boolean" office:boolean-value="true">
            <text:p>VRAI</text:p>
          </table:table-cell>
          <table:table-cell office:value-type="float" office:value="538.26088">
            <text:p>538,26088</text:p>
          </table:table-cell>
          <table:table-cell office:value-type="float" office:value="144">
            <text:p>144</text:p>
          </table:table-cell>
          <table:table-cell/>
          <table:table-cell table:formula="of:=IF([.A13];[.C13];0)" office:value-type="float" office:value="144">
            <text:p>144</text:p>
          </table:table-cell>
          <table:table-cell table:number-columns-repeated="10"/>
        </table:table-row>
        <table:table-row table:style-name="ro1">
          <table:table-cell table:formula="of:=[.C14]&gt;[.$E$1]" office:value-type="boolean" office:boolean-value="false">
            <text:p>FAUX</text:p>
          </table:table-cell>
          <table:table-cell office:value-type="float" office:value="544.20317">
            <text:p>544,20317</text:p>
          </table:table-cell>
          <table:table-cell office:value-type="float" office:value="72">
            <text:p>72</text:p>
          </table:table-cell>
          <table:table-cell/>
          <table:table-cell table:formula="of:=IF([.A14];[.C14]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C15]&gt;[.$E$1]" office:value-type="boolean" office:boolean-value="false">
            <text:p>FAUX</text:p>
          </table:table-cell>
          <table:table-cell office:value-type="float" office:value="551.77455">
            <text:p>551,77455</text:p>
          </table:table-cell>
          <table:table-cell office:value-type="float" office:value="68">
            <text:p>68</text:p>
          </table:table-cell>
          <table:table-cell/>
          <table:table-cell table:formula="of:=IF([.A15];[.C15]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C16]&gt;[.$E$1]" office:value-type="boolean" office:boolean-value="false">
            <text:p>FAUX</text:p>
          </table:table-cell>
          <table:table-cell office:value-type="float" office:value="560.26626">
            <text:p>560,26626</text:p>
          </table:table-cell>
          <table:table-cell office:value-type="float" office:value="126">
            <text:p>126</text:p>
          </table:table-cell>
          <table:table-cell/>
          <table:table-cell table:formula="of:=IF([.A16];[.C16]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C17]&gt;[.$E$1]" office:value-type="boolean" office:boolean-value="false">
            <text:p>FAUX</text:p>
          </table:table-cell>
          <table:table-cell office:value-type="float" office:value="566.26795">
            <text:p>566,26795</text:p>
          </table:table-cell>
          <table:table-cell office:value-type="float" office:value="65">
            <text:p>65</text:p>
          </table:table-cell>
          <table:table-cell/>
          <table:table-cell table:formula="of:=IF([.A17];[.C17]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C18]&gt;[.$E$1]" office:value-type="boolean" office:boolean-value="false">
            <text:p>FAUX</text:p>
          </table:table-cell>
          <table:table-cell office:value-type="float" office:value="572.23339">
            <text:p>572,23339</text:p>
          </table:table-cell>
          <table:table-cell office:value-type="float" office:value="115">
            <text:p>115</text:p>
          </table:table-cell>
          <table:table-cell/>
          <table:table-cell table:formula="of:=IF([.A18];[.C18]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C19]&gt;[.$E$1]" office:value-type="boolean" office:boolean-value="false">
            <text:p>FAUX</text:p>
          </table:table-cell>
          <table:table-cell office:value-type="float" office:value="600.21893">
            <text:p>600,21893</text:p>
          </table:table-cell>
          <table:table-cell office:value-type="float" office:value="56">
            <text:p>56</text:p>
          </table:table-cell>
          <table:table-cell/>
          <table:table-cell table:formula="of:=IF([.A19];[.C19]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C20]&gt;[.$E$1]" office:value-type="boolean" office:boolean-value="false">
            <text:p>FAUX</text:p>
          </table:table-cell>
          <table:table-cell office:value-type="float" office:value="616.26446">
            <text:p>616,26446</text:p>
          </table:table-cell>
          <table:table-cell office:value-type="float" office:value="57">
            <text:p>57</text:p>
          </table:table-cell>
          <table:table-cell/>
          <table:table-cell table:formula="of:=IF([.A20];[.C20]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C21]&gt;[.$E$1]" office:value-type="boolean" office:boolean-value="false">
            <text:p>FAUX</text:p>
          </table:table-cell>
          <table:table-cell office:value-type="float" office:value="636.26748">
            <text:p>636,26748</text:p>
          </table:table-cell>
          <table:table-cell office:value-type="float" office:value="62">
            <text:p>62</text:p>
          </table:table-cell>
          <table:table-cell/>
          <table:table-cell table:formula="of:=IF([.A21];[.C21]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C22]&gt;[.$E$1]" office:value-type="boolean" office:boolean-value="true">
            <text:p>VRAI</text:p>
          </table:table-cell>
          <table:table-cell office:value-type="float" office:value="653.29091">
            <text:p>653,29091</text:p>
          </table:table-cell>
          <table:table-cell office:value-type="float" office:value="230">
            <text:p>230</text:p>
          </table:table-cell>
          <table:table-cell table:style-name="ce1" office:value-type="string">
            <text:p>1+</text:p>
          </table:table-cell>
          <table:table-cell table:formula="of:=IF([.A22];[.C22];0)" office:value-type="float" office:value="230">
            <text:p>230</text:p>
          </table:table-cell>
          <table:table-cell table:number-columns-repeated="10"/>
        </table:table-row>
        <table:table-row table:style-name="ro1">
          <table:table-cell table:formula="of:=[.C23]&gt;[.$E$1]" office:value-type="boolean" office:boolean-value="false">
            <text:p>FAUX</text:p>
          </table:table-cell>
          <table:table-cell office:value-type="float" office:value="672.32691">
            <text:p>672,32691</text:p>
          </table:table-cell>
          <table:table-cell office:value-type="float" office:value="69">
            <text:p>69</text:p>
          </table:table-cell>
          <table:table-cell/>
          <table:table-cell table:formula="of:=IF([.A23];[.C23]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C24]&gt;[.$E$1]" office:value-type="boolean" office:boolean-value="true">
            <text:p>VRAI</text:p>
          </table:table-cell>
          <table:table-cell office:value-type="float" office:value="681.28379">
            <text:p>681,28379</text:p>
          </table:table-cell>
          <table:table-cell office:value-type="float" office:value="351">
            <text:p>351</text:p>
          </table:table-cell>
          <table:table-cell table:style-name="ce1" office:value-type="string">
            <text:p>1+</text:p>
          </table:table-cell>
          <table:table-cell table:formula="of:=IF([.A24];[.C24];0)" office:value-type="float" office:value="351">
            <text:p>351</text:p>
          </table:table-cell>
          <table:table-cell table:number-columns-repeated="10"/>
        </table:table-row>
        <table:table-row table:style-name="ro1">
          <table:table-cell table:formula="of:=[.C25]&gt;[.$E$1]" office:value-type="boolean" office:boolean-value="false">
            <text:p>FAUX</text:p>
          </table:table-cell>
          <table:table-cell office:value-type="float" office:value="715.25136">
            <text:p>715,25136</text:p>
          </table:table-cell>
          <table:table-cell office:value-type="float" office:value="84">
            <text:p>84</text:p>
          </table:table-cell>
          <table:table-cell/>
          <table:table-cell table:formula="of:=IF([.A25];[.C25]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C26]&gt;[.$E$1]" office:value-type="boolean" office:boolean-value="true">
            <text:p>VRAI</text:p>
          </table:table-cell>
          <table:table-cell office:value-type="float" office:value="746.34173">
            <text:p>746,34173</text:p>
          </table:table-cell>
          <table:table-cell office:value-type="float" office:value="249">
            <text:p>249</text:p>
          </table:table-cell>
          <table:table-cell table:style-name="ce1" office:value-type="string">
            <text:p>1+</text:p>
          </table:table-cell>
          <table:table-cell table:formula="of:=IF([.A26];[.C26];0)" office:value-type="float" office:value="249">
            <text:p>249</text:p>
          </table:table-cell>
          <table:table-cell table:number-columns-repeated="10"/>
        </table:table-row>
        <table:table-row table:style-name="ro1">
          <table:table-cell table:formula="of:=[.C27]&gt;[.$E$1]" office:value-type="boolean" office:boolean-value="false">
            <text:p>FAUX</text:p>
          </table:table-cell>
          <table:table-cell office:value-type="float" office:value="764.37623">
            <text:p>764,37623</text:p>
          </table:table-cell>
          <table:table-cell office:value-type="float" office:value="55">
            <text:p>55</text:p>
          </table:table-cell>
          <table:table-cell/>
          <table:table-cell table:formula="of:=IF([.A27];[.C27]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C28]&gt;[.$E$1]" office:value-type="boolean" office:boolean-value="false">
            <text:p>FAUX</text:p>
          </table:table-cell>
          <table:table-cell office:value-type="float" office:value="784.38362">
            <text:p>784,38362</text:p>
          </table:table-cell>
          <table:table-cell office:value-type="float" office:value="57">
            <text:p>57</text:p>
          </table:table-cell>
          <table:table-cell/>
          <table:table-cell table:formula="of:=IF([.A28];[.C28]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C29]&gt;[.$E$1]" office:value-type="boolean" office:boolean-value="false">
            <text:p>FAUX</text:p>
          </table:table-cell>
          <table:table-cell office:value-type="float" office:value="800.33005">
            <text:p>800,33005</text:p>
          </table:table-cell>
          <table:table-cell office:value-type="float" office:value="54">
            <text:p>54</text:p>
          </table:table-cell>
          <table:table-cell/>
          <table:table-cell table:formula="of:=IF([.A29];[.C29]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C30]&gt;[.$E$1]" office:value-type="boolean" office:boolean-value="false">
            <text:p>FAUX</text:p>
          </table:table-cell>
          <table:table-cell office:value-type="float" office:value="828.35737">
            <text:p>828,35737</text:p>
          </table:table-cell>
          <table:table-cell office:value-type="float" office:value="127">
            <text:p>127</text:p>
          </table:table-cell>
          <table:table-cell/>
          <table:table-cell table:formula="of:=IF([.A30];[.C30]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C31]&gt;[.$E$1]" office:value-type="boolean" office:boolean-value="false">
            <text:p>FAUX</text:p>
          </table:table-cell>
          <table:table-cell office:value-type="float" office:value="846.34745">
            <text:p>846,34745</text:p>
          </table:table-cell>
          <table:table-cell office:value-type="float" office:value="56">
            <text:p>56</text:p>
          </table:table-cell>
          <table:table-cell/>
          <table:table-cell table:formula="of:=IF([.A31];[.C31]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C32]&gt;[.$E$1]" office:value-type="boolean" office:boolean-value="true">
            <text:p>VRAI</text:p>
          </table:table-cell>
          <table:table-cell office:value-type="float" office:value="859.41003">
            <text:p>859,41003</text:p>
          </table:table-cell>
          <table:table-cell office:value-type="float" office:value="301">
            <text:p>301</text:p>
          </table:table-cell>
          <table:table-cell table:style-name="ce1" office:value-type="string">
            <text:p>1+</text:p>
          </table:table-cell>
          <table:table-cell table:formula="of:=IF([.A32];[.C32];0)" office:value-type="float" office:value="301">
            <text:p>301</text:p>
          </table:table-cell>
          <table:table-cell table:number-columns-repeated="10"/>
        </table:table-row>
        <table:table-row table:style-name="ro1">
          <table:table-cell table:formula="of:=[.C33]&gt;[.$E$1]" office:value-type="boolean" office:boolean-value="false">
            <text:p>FAUX</text:p>
          </table:table-cell>
          <table:table-cell office:value-type="float" office:value="956.41662">
            <text:p>956,41662</text:p>
          </table:table-cell>
          <table:table-cell office:value-type="float" office:value="87">
            <text:p>87</text:p>
          </table:table-cell>
          <table:table-cell/>
          <table:table-cell table:formula="of:=IF([.A33];[.C33]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C34]&gt;[.$E$1]" office:value-type="boolean" office:boolean-value="true">
            <text:p>VRAI</text:p>
          </table:table-cell>
          <table:table-cell office:value-type="float" office:value="974.45189">
            <text:p>974,45189</text:p>
          </table:table-cell>
          <table:table-cell office:value-type="float" office:value="644">
            <text:p>644</text:p>
          </table:table-cell>
          <table:table-cell table:style-name="ce1" office:value-type="string">
            <text:p>1+</text:p>
          </table:table-cell>
          <table:table-cell table:formula="of:=IF([.A34];[.C34];0)" office:value-type="float" office:value="644">
            <text:p>644</text:p>
          </table:table-cell>
          <table:table-cell table:number-columns-repeated="10"/>
        </table:table-row>
        <table:table-row table:style-name="ro1">
          <table:table-cell table:formula="of:=[.C35]&gt;[.$E$1]" office:value-type="boolean" office:boolean-value="false">
            <text:p>FAUX</text:p>
          </table:table-cell>
          <table:table-cell office:value-type="float" office:value="1105.4415">
            <text:p>1105,4415</text:p>
          </table:table-cell>
          <table:table-cell office:value-type="float" office:value="31">
            <text:p>31</text:p>
          </table:table-cell>
          <table:table-cell/>
          <table:table-cell table:formula="of:=IF([.A35];[.C35];0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248.61">
            <text:p>1248,61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float" office:value="368.196">
            <text:p>368,196</text:p>
          </table:table-cell>
          <table:table-cell office:value-type="float" office:value="367.188">
            <text:p>367,188</text:p>
          </table:table-cell>
          <table:table-cell office:value-type="float" office:value="734.376">
            <text:p>734,376</text:p>
          </table:table-cell>
          <table:table-cell office:value-type="float" office:value="0.110248">
            <text:p>0,110248</text:p>
          </table:table-cell>
          <table:table-cell table:formula="of:=[.H39]&gt;[.H73]" office:value-type="boolean" office:boolean-value="false">
            <text:p>FAUX</text:p>
          </table:table-cell>
          <table:table-cell office:value-type="float" office:value="71">
            <text:p>71</text:p>
          </table:table-cell>
          <table:table-cell/>
          <table:table-cell table:style-name="ce2" office:value-type="float" office:value="367.188">
            <text:p>367,18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0">
            <text:p>0</text:p>
          </table:table-cell>
          <table:table-cell table:style-name="ce2" table:formula="of:=[.K39]&gt;[.$E$1]" office:value-type="boolean" office:boolean-value="false">
            <text:p>FAU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5.185">
            <text:p>385,185</text:p>
          </table:table-cell>
          <table:table-cell office:value-type="float" office:value="384.177">
            <text:p>384,177</text:p>
          </table:table-cell>
          <table:table-cell office:value-type="float" office:value="768.354">
            <text:p>768,354</text:p>
          </table:table-cell>
          <table:table-cell office:value-type="float" office:value="0.0962733">
            <text:p>0,0962733</text:p>
          </table:table-cell>
          <table:table-cell table:formula="of:=[.H40]&gt;[.$E$1]" office:value-type="boolean" office:boolean-value="false">
            <text:p>FAUX</text:p>
          </table:table-cell>
          <table:table-cell office:value-type="float" office:value="62">
            <text:p>62</text:p>
          </table:table-cell>
          <table:table-cell/>
          <table:table-cell table:style-name="ce3" office:value-type="float" office:value="384.177">
            <text:p>384,177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">
            <text:p>0</text:p>
          </table:table-cell>
          <table:table-cell table:style-name="ce3" table:formula="of:=[.K40]&gt;[.$E$1]" office:value-type="boolean" office:boolean-value="false">
            <text:p>FAU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1.201">
            <text:p>391,201</text:p>
          </table:table-cell>
          <table:table-cell office:value-type="float" office:value="390.193">
            <text:p>390,193</text:p>
          </table:table-cell>
          <table:table-cell office:value-type="float" office:value="780.386">
            <text:p>780,386</text:p>
          </table:table-cell>
          <table:table-cell office:value-type="float" office:value="0.295031">
            <text:p>0,295031</text:p>
          </table:table-cell>
          <table:table-cell table:formula="of:=[.H41]&gt;[.$E$1]" office:value-type="boolean" office:boolean-value="true">
            <text:p>VRAI</text:p>
          </table:table-cell>
          <table:table-cell office:value-type="float" office:value="190">
            <text:p>190</text:p>
          </table:table-cell>
          <table:table-cell/>
          <table:table-cell table:style-name="ce4" office:value-type="float" office:value="390.193">
            <text:p>390,193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0">
            <text:p>0</text:p>
          </table:table-cell>
          <table:table-cell table:style-name="ce4" table:formula="of:=[.K41]&gt;[.$E$1]" office:value-type="boolean" office:boolean-value="true">
            <text:p>VRA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5.215">
            <text:p>395,215</text:p>
          </table:table-cell>
          <table:table-cell office:value-type="float" office:value="394.207">
            <text:p>394,207</text:p>
          </table:table-cell>
          <table:table-cell office:value-type="float" office:value="788.414">
            <text:p>788,414</text:p>
          </table:table-cell>
          <table:table-cell office:value-type="float" office:value="0.0900621">
            <text:p>0,0900621</text:p>
          </table:table-cell>
          <table:table-cell table:formula="of:=[.H42]&gt;[.$E$1]" office:value-type="boolean" office:boolean-value="false">
            <text:p>FAUX</text:p>
          </table:table-cell>
          <table:table-cell office:value-type="float" office:value="58">
            <text:p>58</text:p>
          </table:table-cell>
          <table:table-cell/>
          <table:table-cell table:style-name="ce5" office:value-type="float" office:value="394.207">
            <text:p>394,207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0">
            <text:p>0</text:p>
          </table:table-cell>
          <table:table-cell table:style-name="ce5" table:formula="of:=[.K42]&gt;[.$E$1]" office:value-type="boolean" office:boolean-value="false">
            <text:p>FAU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6.165">
            <text:p>396,165</text:p>
          </table:table-cell>
          <table:table-cell office:value-type="float" office:value="395.157">
            <text:p>395,157</text:p>
          </table:table-cell>
          <table:table-cell office:value-type="float" office:value="790.314">
            <text:p>790,314</text:p>
          </table:table-cell>
          <table:table-cell office:value-type="float" office:value="0.156832">
            <text:p>0,156832</text:p>
          </table:table-cell>
          <table:table-cell table:formula="of:=[.H43]&gt;[.$E$1]" office:value-type="boolean" office:boolean-value="false">
            <text:p>FAUX</text:p>
          </table:table-cell>
          <table:table-cell office:value-type="float" office:value="101">
            <text:p>101</text:p>
          </table:table-cell>
          <table:table-cell/>
          <table:table-cell table:style-name="ce6" office:value-type="float" office:value="395.157">
            <text:p>395,157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0">
            <text:p>0</text:p>
          </table:table-cell>
          <table:table-cell table:style-name="ce6" table:formula="of:=[.K43]&gt;[.$E$1]" office:value-type="boolean" office:boolean-value="false">
            <text:p>FAU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5.179">
            <text:p>425,179</text:p>
          </table:table-cell>
          <table:table-cell office:value-type="float" office:value="424.171">
            <text:p>424,171</text:p>
          </table:table-cell>
          <table:table-cell office:value-type="float" office:value="848.342">
            <text:p>848,342</text:p>
          </table:table-cell>
          <table:table-cell office:value-type="float" office:value="0.257764">
            <text:p>0,257764</text:p>
          </table:table-cell>
          <table:table-cell table:formula="of:=[.H44]&gt;[.$E$1]" office:value-type="boolean" office:boolean-value="true">
            <text:p>VRAI</text:p>
          </table:table-cell>
          <table:table-cell office:value-type="float" office:value="166">
            <text:p>166</text:p>
          </table:table-cell>
          <table:table-cell/>
          <table:table-cell table:style-name="ce7" office:value-type="float" office:value="424.171">
            <text:p>424,171</text:p>
          </table:table-cell>
          <table:table-cell table:style-name="ce7" office:value-type="float" office:value="166">
            <text:p>166</text:p>
          </table:table-cell>
          <table:table-cell table:style-name="ce7" office:value-type="float" office:value="0">
            <text:p>0</text:p>
          </table:table-cell>
          <table:table-cell table:style-name="ce7" table:formula="of:=[.K44]&gt;[.$E$1]" office:value-type="boolean" office:boolean-value="true">
            <text:p>VRAI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31.241">
            <text:p>431,241</text:p>
          </table:table-cell>
          <table:table-cell office:value-type="float" office:value="430.233">
            <text:p>430,233</text:p>
          </table:table-cell>
          <table:table-cell/>
          <table:table-cell office:value-type="float" office:value="0.604037">
            <text:p>0,604037</text:p>
          </table:table-cell>
          <table:table-cell table:formula="of:=[.H45]&gt;[.$E$1]" office:value-type="boolean" office:boolean-value="true">
            <text:p>VRAI</text:p>
          </table:table-cell>
          <table:table-cell office:value-type="float" office:value="389">
            <text:p>389</text:p>
          </table:table-cell>
          <table:table-cell/>
          <table:table-cell office:value-type="float" office:value="430.233">
            <text:p>430,233</text:p>
          </table:table-cell>
          <table:table-cell office:value-type="float" office:value="389">
            <text:p>389</text:p>
          </table:table-cell>
          <table:table-cell office:value-type="float" office:value="0">
            <text:p>0</text:p>
          </table:table-cell>
          <table:table-cell table:formula="of:=[.K45]&gt;[.$E$1]" office:value-type="boolean" office:boolean-value="true">
            <text:p>VRAI</text:p>
          </table:table-cell>
          <table:table-cell office:value-type="string">
            <text:p>debut E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2.183">
            <text:p>432,183</text:p>
          </table:table-cell>
          <table:table-cell office:value-type="float" office:value="431.175">
            <text:p>431,175</text:p>
          </table:table-cell>
          <table:table-cell office:value-type="float" office:value="862.35">
            <text:p>862,35</text:p>
          </table:table-cell>
          <table:table-cell office:value-type="float" office:value="0.0978261">
            <text:p>0,0978261</text:p>
          </table:table-cell>
          <table:table-cell table:formula="of:=[.H46]&gt;[.$E$1]" office:value-type="boolean" office:boolean-value="false">
            <text:p>FAUX</text:p>
          </table:table-cell>
          <table:table-cell office:value-type="float" office:value="63">
            <text:p>63</text:p>
          </table:table-cell>
          <table:table-cell/>
          <table:table-cell table:style-name="ce8" office:value-type="float" office:value="431.175">
            <text:p>431,175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0">
            <text:p>0</text:p>
          </table:table-cell>
          <table:table-cell table:style-name="ce8" table:formula="of:=[.K46]&gt;[.$E$1]" office:value-type="boolean" office:boolean-value="false">
            <text:p>FAU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3.167">
            <text:p>453,167</text:p>
          </table:table-cell>
          <table:table-cell office:value-type="float" office:value="452.159">
            <text:p>452,159</text:p>
          </table:table-cell>
          <table:table-cell office:value-type="float" office:value="904.318">
            <text:p>904,318</text:p>
          </table:table-cell>
          <table:table-cell office:value-type="float" office:value="0.340062">
            <text:p>0,340062</text:p>
          </table:table-cell>
          <table:table-cell table:formula="of:=[.H47]&gt;[.$E$1]" office:value-type="boolean" office:boolean-value="true">
            <text:p>VRAI</text:p>
          </table:table-cell>
          <table:table-cell office:value-type="float" office:value="219">
            <text:p>219</text:p>
          </table:table-cell>
          <table:table-cell/>
          <table:table-cell table:style-name="ce9" office:value-type="float" office:value="452.159">
            <text:p>452,159</text:p>
          </table:table-cell>
          <table:table-cell table:style-name="ce9" office:value-type="float" office:value="219">
            <text:p>219</text:p>
          </table:table-cell>
          <table:table-cell table:style-name="ce9" office:value-type="float" office:value="0">
            <text:p>0</text:p>
          </table:table-cell>
          <table:table-cell table:style-name="ce9" table:formula="of:=[.K47]&gt;[.$E$1]" office:value-type="boolean" office:boolean-value="true">
            <text:p>VRA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6.224">
            <text:p>526,224</text:p>
          </table:table-cell>
          <table:table-cell office:value-type="float" office:value="525.216">
            <text:p>525,216</text:p>
          </table:table-cell>
          <table:table-cell office:value-type="float" office:value="1050.43">
            <text:p>1050,43</text:p>
          </table:table-cell>
          <table:table-cell office:value-type="float" office:value="0.0900621">
            <text:p>0,0900621</text:p>
          </table:table-cell>
          <table:table-cell table:formula="of:=[.H48]&gt;[.$E$1]" office:value-type="boolean" office:boolean-value="false">
            <text:p>FAUX</text:p>
          </table:table-cell>
          <table:table-cell office:value-type="float" office:value="58">
            <text:p>58</text:p>
          </table:table-cell>
          <table:table-cell/>
          <table:table-cell table:style-name="ce10" office:value-type="float" office:value="525.216">
            <text:p>525,216</text:p>
          </table:table-cell>
          <table:table-cell table:style-name="ce10" office:value-type="float" office:value="58">
            <text:p>58</text:p>
          </table:table-cell>
          <table:table-cell table:style-name="ce10" office:value-type="float" office:value="0">
            <text:p>0</text:p>
          </table:table-cell>
          <table:table-cell table:style-name="ce10" table:formula="of:=[.K48]&gt;[.$E$1]" office:value-type="boolean" office:boolean-value="false">
            <text:p>FAU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8.261">
            <text:p>538,261</text:p>
          </table:table-cell>
          <table:table-cell office:value-type="float" office:value="537.253">
            <text:p>537,253</text:p>
          </table:table-cell>
          <table:table-cell office:value-type="float" office:value="1074.51">
            <text:p>1074,51</text:p>
          </table:table-cell>
          <table:table-cell office:value-type="float" office:value="0.223602">
            <text:p>0,223602</text:p>
          </table:table-cell>
          <table:table-cell table:formula="of:=[.H49]&gt;[.$E$1]" office:value-type="boolean" office:boolean-value="true">
            <text:p>VRAI</text:p>
          </table:table-cell>
          <table:table-cell office:value-type="float" office:value="144">
            <text:p>144</text:p>
          </table:table-cell>
          <table:table-cell/>
          <table:table-cell table:style-name="ce11" office:value-type="float" office:value="537.253">
            <text:p>537,253</text:p>
          </table:table-cell>
          <table:table-cell table:style-name="ce11" office:value-type="float" office:value="144">
            <text:p>144</text:p>
          </table:table-cell>
          <table:table-cell table:style-name="ce11" office:value-type="float" office:value="0">
            <text:p>0</text:p>
          </table:table-cell>
          <table:table-cell table:style-name="ce11" table:formula="of:=[.K49]&gt;[.$E$1]" office:value-type="boolean" office:boolean-value="true">
            <text:p>VRA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4.203">
            <text:p>544,203</text:p>
          </table:table-cell>
          <table:table-cell office:value-type="float" office:value="543.195">
            <text:p>543,195</text:p>
          </table:table-cell>
          <table:table-cell office:value-type="float" office:value="1086.39">
            <text:p>1086,39</text:p>
          </table:table-cell>
          <table:table-cell office:value-type="float" office:value="0.111801">
            <text:p>0,111801</text:p>
          </table:table-cell>
          <table:table-cell table:formula="of:=[.H50]&gt;[.$E$1]" office:value-type="boolean" office:boolean-value="false">
            <text:p>FAUX</text:p>
          </table:table-cell>
          <table:table-cell office:value-type="float" office:value="72">
            <text:p>72</text:p>
          </table:table-cell>
          <table:table-cell/>
          <table:table-cell table:style-name="ce12" office:value-type="float" office:value="543.195">
            <text:p>543,195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0">
            <text:p>0</text:p>
          </table:table-cell>
          <table:table-cell table:style-name="ce12" table:formula="of:=[.K50]&gt;[.$E$1]" office:value-type="boolean" office:boolean-value="false">
            <text:p>FAU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1.775">
            <text:p>551,775</text:p>
          </table:table-cell>
          <table:table-cell office:value-type="float" office:value="550.767">
            <text:p>550,767</text:p>
          </table:table-cell>
          <table:table-cell office:value-type="float" office:value="1101.53">
            <text:p>1101,53</text:p>
          </table:table-cell>
          <table:table-cell office:value-type="float" office:value="0.10559">
            <text:p>0,10559</text:p>
          </table:table-cell>
          <table:table-cell table:formula="of:=[.H51]&gt;[.$E$1]" office:value-type="boolean" office:boolean-value="false">
            <text:p>FAUX</text:p>
          </table:table-cell>
          <table:table-cell office:value-type="float" office:value="68">
            <text:p>68</text:p>
          </table:table-cell>
          <table:table-cell/>
          <table:table-cell table:style-name="ce13" office:value-type="float" office:value="550.767">
            <text:p>550,767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0">
            <text:p>0</text:p>
          </table:table-cell>
          <table:table-cell table:style-name="ce13" table:formula="of:=[.K51]&gt;[.$E$1]" office:value-type="boolean" office:boolean-value="false">
            <text:p>FAUX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560.266">
            <text:p>560,266</text:p>
          </table:table-cell>
          <table:table-cell office:value-type="float" office:value="559.258">
            <text:p>559,258</text:p>
          </table:table-cell>
          <table:table-cell office:value-type="float" office:value="1118.52">
            <text:p>1118,52</text:p>
          </table:table-cell>
          <table:table-cell office:value-type="float" office:value="0.195652">
            <text:p>0,195652</text:p>
          </table:table-cell>
          <table:table-cell table:formula="of:=[.H52]&gt;[.$E$1]" office:value-type="boolean" office:boolean-value="false">
            <text:p>FAUX</text:p>
          </table:table-cell>
          <table:table-cell office:value-type="float" office:value="126">
            <text:p>126</text:p>
          </table:table-cell>
          <table:table-cell/>
          <table:table-cell table:style-name="ce14" office:value-type="float" office:value="559.258">
            <text:p>559,258</text:p>
          </table:table-cell>
          <table:table-cell table:style-name="ce14" office:value-type="float" office:value="126">
            <text:p>126</text:p>
          </table:table-cell>
          <table:table-cell table:style-name="ce14" office:value-type="float" office:value="0">
            <text:p>0</text:p>
          </table:table-cell>
          <table:table-cell table:style-name="ce14" table:formula="of:=[.K52]&gt;[.$E$1]" office:value-type="boolean" office:boolean-value="false">
            <text:p>FAUX</text:p>
          </table:table-cell>
          <table:table-cell office:value-type="string">
            <text:p>Fin E debut W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6.268">
            <text:p>566,268</text:p>
          </table:table-cell>
          <table:table-cell office:value-type="float" office:value="565.26">
            <text:p>565,26</text:p>
          </table:table-cell>
          <table:table-cell office:value-type="float" office:value="1130.52">
            <text:p>1130,52</text:p>
          </table:table-cell>
          <table:table-cell office:value-type="float" office:value="0.00932">
            <text:p>0,00932</text:p>
          </table:table-cell>
          <table:table-cell table:formula="of:=[.H53]&gt;[.$E$1]" office:value-type="boolean" office:boolean-value="false">
            <text:p>FAUX</text:p>
          </table:table-cell>
          <table:table-cell office:value-type="float" office:value="65">
            <text:p>65</text:p>
          </table:table-cell>
          <table:table-cell/>
          <table:table-cell table:style-name="ce15" office:value-type="float" office:value="565.26">
            <text:p>565,26</text:p>
          </table:table-cell>
          <table:table-cell table:style-name="ce15" office:value-type="float" office:value="65">
            <text:p>65</text:p>
          </table:table-cell>
          <table:table-cell table:style-name="ce15" office:value-type="float" office:value="0">
            <text:p>0</text:p>
          </table:table-cell>
          <table:table-cell table:style-name="ce15" table:formula="of:=[.K53]&gt;[.$E$1]" office:value-type="boolean" office:boolean-value="false">
            <text:p>FAU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2.233">
            <text:p>572,233</text:p>
          </table:table-cell>
          <table:table-cell office:value-type="float" office:value="571.225">
            <text:p>571,225</text:p>
          </table:table-cell>
          <table:table-cell office:value-type="float" office:value="1142.45">
            <text:p>1142,45</text:p>
          </table:table-cell>
          <table:table-cell office:value-type="float" office:value="0.178571">
            <text:p>0,178571</text:p>
          </table:table-cell>
          <table:table-cell table:formula="of:=[.H54]&gt;[.$E$1]" office:value-type="boolean" office:boolean-value="false">
            <text:p>FAUX</text:p>
          </table:table-cell>
          <table:table-cell office:value-type="float" office:value="115">
            <text:p>115</text:p>
          </table:table-cell>
          <table:table-cell/>
          <table:table-cell table:style-name="ce16" office:value-type="float" office:value="571.225">
            <text:p>571,225</text:p>
          </table:table-cell>
          <table:table-cell table:style-name="ce16" office:value-type="float" office:value="115">
            <text:p>115</text:p>
          </table:table-cell>
          <table:table-cell table:style-name="ce16" office:value-type="float" office:value="0">
            <text:p>0</text:p>
          </table:table-cell>
          <table:table-cell table:style-name="ce16" table:formula="of:=[.K54]&gt;[.$E$1]" office:value-type="boolean" office:boolean-value="false">
            <text:p>FAU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0.219">
            <text:p>600,219</text:p>
          </table:table-cell>
          <table:table-cell office:value-type="float" office:value="599.211">
            <text:p>599,211</text:p>
          </table:table-cell>
          <table:table-cell office:value-type="float" office:value="1198.42">
            <text:p>1198,42</text:p>
          </table:table-cell>
          <table:table-cell office:value-type="float" office:value="0.0869565">
            <text:p>0,0869565</text:p>
          </table:table-cell>
          <table:table-cell table:formula="of:=[.H55]&gt;[.$E$1]" office:value-type="boolean" office:boolean-value="false">
            <text:p>FAUX</text:p>
          </table:table-cell>
          <table:table-cell office:value-type="float" office:value="56">
            <text:p>56</text:p>
          </table:table-cell>
          <table:table-cell/>
          <table:table-cell table:style-name="ce17" office:value-type="float" office:value="599.211">
            <text:p>599,211</text:p>
          </table:table-cell>
          <table:table-cell table:style-name="ce17" office:value-type="float" office:value="56">
            <text:p>56</text:p>
          </table:table-cell>
          <table:table-cell table:style-name="ce17" office:value-type="float" office:value="0">
            <text:p>0</text:p>
          </table:table-cell>
          <table:table-cell table:style-name="ce17" table:formula="of:=[.K55]&gt;[.$E$1]" office:value-type="boolean" office:boolean-value="false">
            <text:p>FAU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6.264">
            <text:p>616,264</text:p>
          </table:table-cell>
          <table:table-cell office:value-type="float" office:value="615.257">
            <text:p>615,257</text:p>
          </table:table-cell>
          <table:table-cell office:value-type="float" office:value="1230.51">
            <text:p>1230,51</text:p>
          </table:table-cell>
          <table:table-cell office:value-type="float" office:value="0.0885093">
            <text:p>0,0885093</text:p>
          </table:table-cell>
          <table:table-cell table:formula="of:=[.H56]&gt;[.$E$1]" office:value-type="boolean" office:boolean-value="false">
            <text:p>FAUX</text:p>
          </table:table-cell>
          <table:table-cell office:value-type="float" office:value="57">
            <text:p>57</text:p>
          </table:table-cell>
          <table:table-cell/>
          <table:table-cell table:style-name="ce18" office:value-type="float" office:value="615.257">
            <text:p>615,257</text:p>
          </table:table-cell>
          <table:table-cell table:style-name="ce18" office:value-type="float" office:value="57">
            <text:p>57</text:p>
          </table:table-cell>
          <table:table-cell table:style-name="ce18" office:value-type="float" office:value="0">
            <text:p>0</text:p>
          </table:table-cell>
          <table:table-cell table:style-name="ce18" table:formula="of:=[.K56]&gt;[.$E$1]" office:value-type="boolean" office:boolean-value="false">
            <text:p>FAU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6.267">
            <text:p>636,267</text:p>
          </table:table-cell>
          <table:table-cell office:value-type="float" office:value="635.26">
            <text:p>635,26</text:p>
          </table:table-cell>
          <table:table-cell/>
          <table:table-cell office:value-type="float" office:value="0.0962733">
            <text:p>0,0962733</text:p>
          </table:table-cell>
          <table:table-cell table:formula="of:=[.H57]&gt;[.$E$1]" office:value-type="boolean" office:boolean-value="false">
            <text:p>FAUX</text:p>
          </table:table-cell>
          <table:table-cell office:value-type="float" office:value="62">
            <text:p>62</text:p>
          </table:table-cell>
          <table:table-cell/>
          <table:table-cell office:value-type="float" office:value="635.26">
            <text:p>635,2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formula="of:=[.K57]&gt;[.$E$1]" office:value-type="boolean" office:boolean-value="false">
            <text:p>FAU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3.291">
            <text:p>653,291</text:p>
          </table:table-cell>
          <table:table-cell office:value-type="float" office:value="652.283">
            <text:p>652,283</text:p>
          </table:table-cell>
          <table:table-cell/>
          <table:table-cell office:value-type="float" office:value="0.357143">
            <text:p>0,357143</text:p>
          </table:table-cell>
          <table:table-cell table:formula="of:=[.H58]&gt;[.$E$1]" office:value-type="boolean" office:boolean-value="true">
            <text:p>VRAI</text:p>
          </table:table-cell>
          <table:table-cell office:value-type="float" office:value="230">
            <text:p>230</text:p>
          </table:table-cell>
          <table:table-cell/>
          <table:table-cell office:value-type="float" office:value="652.283">
            <text:p>652,283</text:p>
          </table:table-cell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table:formula="of:=[.K58]&gt;[.$E$1]" office:value-type="boolean" office:boolean-value="true">
            <text:p>VRA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2.327">
            <text:p>672,327</text:p>
          </table:table-cell>
          <table:table-cell office:value-type="float" office:value="671.319">
            <text:p>671,319</text:p>
          </table:table-cell>
          <table:table-cell/>
          <table:table-cell office:value-type="float" office:value="0.107143">
            <text:p>0,107143</text:p>
          </table:table-cell>
          <table:table-cell table:formula="of:=[.H59]&gt;[.$E$1]" office:value-type="boolean" office:boolean-value="false">
            <text:p>FAUX</text:p>
          </table:table-cell>
          <table:table-cell office:value-type="float" office:value="69">
            <text:p>69</text:p>
          </table:table-cell>
          <table:table-cell/>
          <table:table-cell office:value-type="float" office:value="671.319">
            <text:p>671,319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formula="of:=[.K59]&gt;[.$E$1]" office:value-type="boolean" office:boolean-value="false">
            <text:p>FAU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1.284">
            <text:p>681,284</text:p>
          </table:table-cell>
          <table:table-cell office:value-type="float" office:value="680.276">
            <text:p>680,276</text:p>
          </table:table-cell>
          <table:table-cell/>
          <table:table-cell office:value-type="float" office:value="0.545031">
            <text:p>0,545031</text:p>
          </table:table-cell>
          <table:table-cell table:formula="of:=[.H60]&gt;[.$E$1]" office:value-type="boolean" office:boolean-value="true">
            <text:p>VRAI</text:p>
          </table:table-cell>
          <table:table-cell office:value-type="float" office:value="351">
            <text:p>351</text:p>
          </table:table-cell>
          <table:table-cell/>
          <table:table-cell office:value-type="float" office:value="680.276">
            <text:p>680,276</text:p>
          </table:table-cell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  <table:table-cell table:formula="of:=[.K60]&gt;[.$E$1]" office:value-type="boolean" office:boolean-value="true">
            <text:p>VRA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5.251">
            <text:p>715,251</text:p>
          </table:table-cell>
          <table:table-cell office:value-type="float" office:value="714.243">
            <text:p>714,243</text:p>
          </table:table-cell>
          <table:table-cell/>
          <table:table-cell office:value-type="float" office:value="0.130435">
            <text:p>0,130435</text:p>
          </table:table-cell>
          <table:table-cell table:formula="of:=[.H61]&gt;[.$E$1]" office:value-type="boolean" office:boolean-value="false">
            <text:p>FAUX</text:p>
          </table:table-cell>
          <table:table-cell office:value-type="float" office:value="84">
            <text:p>84</text:p>
          </table:table-cell>
          <table:table-cell/>
          <table:table-cell office:value-type="float" office:value="714.243">
            <text:p>714,243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K61]&gt;[.$E$1]" office:value-type="boolean" office:boolean-value="false">
            <text:p>FAU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6.342">
            <text:p>746,342</text:p>
          </table:table-cell>
          <table:table-cell office:value-type="float" office:value="745.334">
            <text:p>745,334</text:p>
          </table:table-cell>
          <table:table-cell/>
          <table:table-cell office:value-type="float" office:value="0.386646">
            <text:p>0,386646</text:p>
          </table:table-cell>
          <table:table-cell table:formula="of:=[.H62]&gt;[.$E$1]" office:value-type="boolean" office:boolean-value="true">
            <text:p>VRAI</text:p>
          </table:table-cell>
          <table:table-cell office:value-type="float" office:value="249">
            <text:p>249</text:p>
          </table:table-cell>
          <table:table-cell/>
          <table:table-cell table:style-name="ce2" office:value-type="float" office:value="734.376">
            <text:p>734,376</text:p>
          </table:table-cell>
          <table:table-cell table:style-name="ce2" office:value-type="float" office:value="71">
            <text:p>71</text:p>
          </table:table-cell>
          <table:table-cell table:style-name="ce2" table:formula="of:=[.K62]" office:value-type="float" office:value="71">
            <text:p>71</text:p>
          </table:table-cell>
          <table:table-cell table:style-name="ce2" table:formula="of:=[.K62]&gt;[.$E$1]" office:value-type="boolean" office:boolean-value="false">
            <text:p>FAUX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764.376">
            <text:p>764,376</text:p>
          </table:table-cell>
          <table:table-cell office:value-type="float" office:value="763.368">
            <text:p>763,368</text:p>
          </table:table-cell>
          <table:table-cell/>
          <table:table-cell office:value-type="float" office:value="0.0854037">
            <text:p>0,0854037</text:p>
          </table:table-cell>
          <table:table-cell table:formula="of:=[.H63]&gt;[.$E$1]" office:value-type="boolean" office:boolean-value="false">
            <text:p>FAUX</text:p>
          </table:table-cell>
          <table:table-cell office:value-type="float" office:value="55">
            <text:p>55</text:p>
          </table:table-cell>
          <table:table-cell/>
          <table:table-cell office:value-type="float" office:value="745.334">
            <text:p>745,334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table:formula="of:=[.K63]&gt;[.$E$1]" office:value-type="boolean" office:boolean-value="true">
            <text:p>VRAI</text:p>
          </table:table-cell>
          <table:table-cell office:value-type="string">
            <text:p>Fin W debut I/L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4.384">
            <text:p>784,384</text:p>
          </table:table-cell>
          <table:table-cell office:value-type="float" office:value="783.376">
            <text:p>783,376</text:p>
          </table:table-cell>
          <table:table-cell/>
          <table:table-cell office:value-type="float" office:value="0.0885093">
            <text:p>0,0885093</text:p>
          </table:table-cell>
          <table:table-cell table:formula="of:=[.H64]&gt;[.$E$1]" office:value-type="boolean" office:boolean-value="false">
            <text:p>FAUX</text:p>
          </table:table-cell>
          <table:table-cell office:value-type="float" office:value="57">
            <text:p>57</text:p>
          </table:table-cell>
          <table:table-cell/>
          <table:table-cell office:value-type="float" office:value="763.368">
            <text:p>763,36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[.K64]&gt;[.$E$1]" office:value-type="boolean" office:boolean-value="false">
            <text:p>FAU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0.33">
            <text:p>800,33</text:p>
          </table:table-cell>
          <table:table-cell office:value-type="float" office:value="799.322">
            <text:p>799,322</text:p>
          </table:table-cell>
          <table:table-cell/>
          <table:table-cell office:value-type="float" office:value="0.0838509">
            <text:p>0,0838509</text:p>
          </table:table-cell>
          <table:table-cell table:formula="of:=[.H65]&gt;[.$E$1]" office:value-type="boolean" office:boolean-value="false">
            <text:p>FAUX</text:p>
          </table:table-cell>
          <table:table-cell office:value-type="float" office:value="54">
            <text:p>54</text:p>
          </table:table-cell>
          <table:table-cell/>
          <table:table-cell table:style-name="ce3" office:value-type="float" office:value="768.354">
            <text:p>768,354</text:p>
          </table:table-cell>
          <table:table-cell table:style-name="ce3" office:value-type="float" office:value="62">
            <text:p>62</text:p>
          </table:table-cell>
          <table:table-cell table:style-name="ce3" table:formula="of:=[.K65]" office:value-type="float" office:value="62">
            <text:p>62</text:p>
          </table:table-cell>
          <table:table-cell table:style-name="ce3" table:formula="of:=[.K65]&gt;[.$E$1]" office:value-type="boolean" office:boolean-value="false">
            <text:p>FAU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8.357">
            <text:p>828,357</text:p>
          </table:table-cell>
          <table:table-cell office:value-type="float" office:value="827.349">
            <text:p>827,349</text:p>
          </table:table-cell>
          <table:table-cell/>
          <table:table-cell office:value-type="float" office:value="0.197205">
            <text:p>0,197205</text:p>
          </table:table-cell>
          <table:table-cell table:formula="of:=[.H66]&gt;[.$E$1]" office:value-type="boolean" office:boolean-value="false">
            <text:p>FAUX</text:p>
          </table:table-cell>
          <table:table-cell office:value-type="float" office:value="127">
            <text:p>127</text:p>
          </table:table-cell>
          <table:table-cell/>
          <table:table-cell table:style-name="ce4" office:value-type="float" office:value="780.386">
            <text:p>780,386</text:p>
          </table:table-cell>
          <table:table-cell table:style-name="ce4" office:value-type="float" office:value="190">
            <text:p>190</text:p>
          </table:table-cell>
          <table:table-cell table:style-name="ce4" table:formula="of:=[.K66]" office:value-type="float" office:value="190">
            <text:p>190</text:p>
          </table:table-cell>
          <table:table-cell table:style-name="ce4" table:formula="of:=[.K66]&gt;[.$E$1]" office:value-type="boolean" office:boolean-value="true">
            <text:p>VRA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6.47">
            <text:p>846,47</text:p>
          </table:table-cell>
          <table:table-cell office:value-type="float" office:value="845.34">
            <text:p>845,34</text:p>
          </table:table-cell>
          <table:table-cell/>
          <table:table-cell office:value-type="float" office:value="0.0869565">
            <text:p>0,0869565</text:p>
          </table:table-cell>
          <table:table-cell table:formula="of:=[.H67]&gt;[.$E$1]" office:value-type="boolean" office:boolean-value="false">
            <text:p>FAUX</text:p>
          </table:table-cell>
          <table:table-cell office:value-type="float" office:value="56">
            <text:p>56</text:p>
          </table:table-cell>
          <table:table-cell/>
          <table:table-cell office:value-type="float" office:value="783.376">
            <text:p>783,37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formula="of:=[.K67]&gt;[.$E$1]" office:value-type="boolean" office:boolean-value="false">
            <text:p>FAU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9.41">
            <text:p>859,41</text:p>
          </table:table-cell>
          <table:table-cell office:value-type="float" office:value="858.402">
            <text:p>858,402</text:p>
          </table:table-cell>
          <table:table-cell/>
          <table:table-cell office:value-type="float" office:value="0.467391">
            <text:p>0,467391</text:p>
          </table:table-cell>
          <table:table-cell table:formula="of:=[.H68]&gt;[.$E$1]" office:value-type="boolean" office:boolean-value="true">
            <text:p>VRAI</text:p>
          </table:table-cell>
          <table:table-cell office:value-type="float" office:value="301">
            <text:p>301</text:p>
          </table:table-cell>
          <table:table-cell/>
          <table:table-cell table:style-name="ce5" office:value-type="float" office:value="788.414">
            <text:p>788,414</text:p>
          </table:table-cell>
          <table:table-cell table:style-name="ce5" office:value-type="float" office:value="58">
            <text:p>58</text:p>
          </table:table-cell>
          <table:table-cell table:style-name="ce5" table:formula="of:=[.K68]" office:value-type="float" office:value="58">
            <text:p>58</text:p>
          </table:table-cell>
          <table:table-cell table:style-name="ce5" table:formula="of:=[.K68]&gt;[.$E$1]" office:value-type="boolean" office:boolean-value="false">
            <text:p>FAU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6.417">
            <text:p>956,417</text:p>
          </table:table-cell>
          <table:table-cell office:value-type="float" office:value="955.409">
            <text:p>955,409</text:p>
          </table:table-cell>
          <table:table-cell/>
          <table:table-cell office:value-type="float" office:value="0.135093">
            <text:p>0,135093</text:p>
          </table:table-cell>
          <table:table-cell table:formula="of:=[.H69]&gt;[.$E$1]" office:value-type="boolean" office:boolean-value="false">
            <text:p>FAUX</text:p>
          </table:table-cell>
          <table:table-cell office:value-type="float" office:value="87">
            <text:p>87</text:p>
          </table:table-cell>
          <table:table-cell/>
          <table:table-cell table:style-name="ce6" office:value-type="float" office:value="790.314">
            <text:p>790,314</text:p>
          </table:table-cell>
          <table:table-cell table:style-name="ce6" office:value-type="float" office:value="101">
            <text:p>101</text:p>
          </table:table-cell>
          <table:table-cell table:style-name="ce6" table:formula="of:=[.K69]" office:value-type="float" office:value="101">
            <text:p>101</text:p>
          </table:table-cell>
          <table:table-cell table:style-name="ce6" table:formula="of:=[.K69]&gt;[.$E$1]" office:value-type="boolean" office:boolean-value="false">
            <text:p>FAU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4.452">
            <text:p>974,452</text:p>
          </table:table-cell>
          <table:table-cell office:value-type="float" office:value="973.444">
            <text:p>973,444</text:p>
          </table:table-cell>
          <table:table-cell/>
          <table:table-cell office:value-type="float" office:value="1">
            <text:p>1</text:p>
          </table:table-cell>
          <table:table-cell table:formula="of:=[.H70]&gt;[.$E$1]" office:value-type="boolean" office:boolean-value="true">
            <text:p>VRAI</text:p>
          </table:table-cell>
          <table:table-cell office:value-type="float" office:value="644">
            <text:p>644</text:p>
          </table:table-cell>
          <table:table-cell/>
          <table:table-cell office:value-type="float" office:value="799.322">
            <text:p>799,32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K70]&gt;[.$E$1]" office:value-type="boolean" office:boolean-value="false">
            <text:p>FAU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5.44">
            <text:p>1105,44</text:p>
          </table:table-cell>
          <table:table-cell office:value-type="float" office:value="1104.43">
            <text:p>1104,43</text:p>
          </table:table-cell>
          <table:table-cell/>
          <table:table-cell office:value-type="float" office:value="0.0481366">
            <text:p>0,0481366</text:p>
          </table:table-cell>
          <table:table-cell table:formula="of:=[.H71]&gt;[.$E$1]" office:value-type="boolean" office:boolean-value="false">
            <text:p>FAUX</text:p>
          </table:table-cell>
          <table:table-cell office:value-type="float" office:value="31">
            <text:p>31</text:p>
          </table:table-cell>
          <table:table-cell/>
          <table:table-cell office:value-type="float" office:value="827.349">
            <text:p>827,349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table:formula="of:=[.K71]&gt;[.$E$1]" office:value-type="boolean" office:boolean-value="false">
            <text:p>FAUX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845.34">
            <text:p>845,3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f:=[.K72]&gt;[.$E$1]" office:value-type="boolean" office:boolean-value="false">
            <text:p>FAUX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MEDIAN([.F39:.F71] )" office:value-type="float" office:value="0.111801">
            <text:p>0,111801</text:p>
          </table:table-cell>
          <table:table-cell/>
          <table:table-cell table:formula="of:=MEDIAN([.H39:.H71])" office:value-type="float" office:value="72">
            <text:p>72</text:p>
          </table:table-cell>
          <table:table-cell/>
          <table:table-cell table:style-name="ce7" office:value-type="float" office:value="848.342">
            <text:p>848,342</text:p>
          </table:table-cell>
          <table:table-cell table:style-name="ce7" office:value-type="float" office:value="166">
            <text:p>166</text:p>
          </table:table-cell>
          <table:table-cell table:style-name="ce7" table:formula="of:=[.K73]" office:value-type="float" office:value="166">
            <text:p>166</text:p>
          </table:table-cell>
          <table:table-cell table:style-name="ce7" table:formula="of:=[.K73]&gt;[.$E$1]" office:value-type="boolean" office:boolean-value="true">
            <text:p>VRAI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AVERAGE([.F39:.F71])" office:value-type="float" office:value="0.210709596969697">
            <text:p>0,210709597</text:p>
          </table:table-cell>
          <table:table-cell/>
          <table:table-cell table:formula="of:=AVERAGE([.H39:.H71])" office:value-type="float" office:value="137.484848484849">
            <text:p>137,4848484848</text:p>
          </table:table-cell>
          <table:table-cell/>
          <table:table-cell office:value-type="float" office:value="858.402">
            <text:p>858,402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table:formula="of:=[.K74]&gt;[.$E$1]" office:value-type="boolean" office:boolean-value="true">
            <text:p>VRAI</text:p>
          </table:table-cell>
          <table:table-cell office:value-type="string">
            <text:p>Fin i/l Debut D</text:p>
          </table:table-cell>
          <table:table-cell office:value-type="string">
            <text:p>demarrage ici</text:p>
          </table:table-cell>
        </table:table-row>
        <table:table-row table:style-name="ro1">
          <table:table-cell table:number-columns-repeated="7"/>
          <table:table-cell table:formula="of:=AVERAGE([.H73:.H74])" office:value-type="float" office:value="104.742424242424">
            <text:p>104,7424242424</text:p>
          </table:table-cell>
          <table:table-cell/>
          <table:table-cell table:style-name="ce8" office:value-type="float" office:value="862.35">
            <text:p>862,35</text:p>
          </table:table-cell>
          <table:table-cell table:style-name="ce8" office:value-type="float" office:value="63">
            <text:p>63</text:p>
          </table:table-cell>
          <table:table-cell table:style-name="ce8" table:formula="of:=[.K75]" office:value-type="float" office:value="63">
            <text:p>63</text:p>
          </table:table-cell>
          <table:table-cell table:style-name="ce8" table:formula="of:=[.K75]&gt;[.$E$1]" office:value-type="boolean" office:boolean-value="false">
            <text:p>FAUX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9" office:value-type="float" office:value="904.318">
            <text:p>904,318</text:p>
          </table:table-cell>
          <table:table-cell table:style-name="ce9" office:value-type="float" office:value="219">
            <text:p>219</text:p>
          </table:table-cell>
          <table:table-cell table:style-name="ce9" table:formula="of:=[.K76]" office:value-type="float" office:value="219">
            <text:p>219</text:p>
          </table:table-cell>
          <table:table-cell table:style-name="ce9" table:formula="of:=[.K76]&gt;[.$E$1]" office:value-type="boolean" office:boolean-value="true">
            <text:p>VRAI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955.409">
            <text:p>955,409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formula="of:=[.K77]&gt;[.$E$1]" office:value-type="boolean" office:boolean-value="false">
            <text:p>FAUX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973.444">
            <text:p>973,444</text:p>
          </table:table-cell>
          <table:table-cell office:value-type="float" office:value="644">
            <text:p>644</text:p>
          </table:table-cell>
          <table:table-cell office:value-type="float" office:value="0">
            <text:p>0</text:p>
          </table:table-cell>
          <table:table-cell table:formula="of:=[.K78]&gt;[.$E$1]" office:value-type="boolean" office:boolean-value="true">
            <text:p>VRAI</text:p>
          </table:table-cell>
          <table:table-cell office:value-type="string">
            <text:p>debut k</text:p>
          </table:table-cell>
          <table:table-cell/>
        </table:table-row>
        <table:table-row table:style-name="ro1">
          <table:table-cell table:number-columns-repeated="9"/>
          <table:table-cell table:style-name="ce10" office:value-type="float" office:value="1050.43">
            <text:p>1050,43</text:p>
          </table:table-cell>
          <table:table-cell table:style-name="ce10" office:value-type="float" office:value="58">
            <text:p>58</text:p>
          </table:table-cell>
          <table:table-cell table:style-name="ce10" table:formula="of:=[.K79]" office:value-type="float" office:value="58">
            <text:p>58</text:p>
          </table:table-cell>
          <table:table-cell table:style-name="ce10" table:formula="of:=[.K79]&gt;[.$E$1]" office:value-type="boolean" office:boolean-value="false">
            <text:p>FAUX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1" office:value-type="float" office:value="1074.51">
            <text:p>1074,51</text:p>
          </table:table-cell>
          <table:table-cell table:style-name="ce11" office:value-type="float" office:value="144">
            <text:p>144</text:p>
          </table:table-cell>
          <table:table-cell table:style-name="ce11" table:formula="of:=[.K80]" office:value-type="float" office:value="144">
            <text:p>144</text:p>
          </table:table-cell>
          <table:table-cell table:style-name="ce11" table:formula="of:=[.K80]&gt;[.$E$1]" office:value-type="boolean" office:boolean-value="true">
            <text:p>VRAI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2" office:value-type="float" office:value="1086.39">
            <text:p>1086,39</text:p>
          </table:table-cell>
          <table:table-cell table:style-name="ce12" office:value-type="float" office:value="72">
            <text:p>72</text:p>
          </table:table-cell>
          <table:table-cell table:style-name="ce12" table:formula="of:=[.K81]" office:value-type="float" office:value="72">
            <text:p>72</text:p>
          </table:table-cell>
          <table:table-cell table:style-name="ce12" table:formula="of:=[.K81]&gt;[.$E$1]" office:value-type="boolean" office:boolean-value="false">
            <text:p>FAUX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3" office:value-type="float" office:value="1101.53">
            <text:p>1101,53</text:p>
          </table:table-cell>
          <table:table-cell table:style-name="ce13" office:value-type="float" office:value="68">
            <text:p>68</text:p>
          </table:table-cell>
          <table:table-cell table:style-name="ce13" table:formula="of:=[.K82]" office:value-type="float" office:value="68">
            <text:p>68</text:p>
          </table:table-cell>
          <table:table-cell table:style-name="ce13" table:formula="of:=[.K82]&gt;[.$E$1]" office:value-type="boolean" office:boolean-value="false">
            <text:p>FAUX</text:p>
          </table:table-cell>
          <table:table-cell office:value-type="string">
            <text:p>fin k</text:p>
          </table:table-cell>
          <table:table-cell/>
        </table:table-row>
        <table:table-row table:style-name="ro1">
          <table:table-cell table:number-columns-repeated="9"/>
          <table:table-cell office:value-type="float" office:value="1104.43">
            <text:p>1104,4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[.K83]&gt;[.$E$1]" office:value-type="boolean" office:boolean-value="false">
            <text:p>FAUX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4" office:value-type="float" office:value="1118.52">
            <text:p>1118,52</text:p>
          </table:table-cell>
          <table:table-cell table:style-name="ce14" office:value-type="float" office:value="126">
            <text:p>126</text:p>
          </table:table-cell>
          <table:table-cell table:style-name="ce14" table:formula="of:=[.K84]" office:value-type="float" office:value="126">
            <text:p>126</text:p>
          </table:table-cell>
          <table:table-cell table:style-name="ce14" table:formula="of:=[.K84]&gt;[.$E$1]" office:value-type="boolean" office:boolean-value="false">
            <text:p>FAUX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5" office:value-type="float" office:value="1130.52">
            <text:p>1130,52</text:p>
          </table:table-cell>
          <table:table-cell table:style-name="ce15" office:value-type="float" office:value="65">
            <text:p>65</text:p>
          </table:table-cell>
          <table:table-cell table:style-name="ce15" table:formula="of:=[.K85]" office:value-type="float" office:value="65">
            <text:p>65</text:p>
          </table:table-cell>
          <table:table-cell table:style-name="ce15" table:formula="of:=[.K85]&gt;[.$E$1]" office:value-type="boolean" office:boolean-value="false">
            <text:p>FAUX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6" office:value-type="float" office:value="1142.45">
            <text:p>1142,45</text:p>
          </table:table-cell>
          <table:table-cell table:style-name="ce16" office:value-type="float" office:value="115">
            <text:p>115</text:p>
          </table:table-cell>
          <table:table-cell table:style-name="ce16" table:formula="of:=[.K86]" office:value-type="float" office:value="115">
            <text:p>115</text:p>
          </table:table-cell>
          <table:table-cell table:style-name="ce16" table:formula="of:=[.K86]&gt;[.$E$1]" office:value-type="boolean" office:boolean-value="false">
            <text:p>FAUX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7" office:value-type="float" office:value="1198.42">
            <text:p>1198,42</text:p>
          </table:table-cell>
          <table:table-cell table:style-name="ce17" office:value-type="float" office:value="56">
            <text:p>56</text:p>
          </table:table-cell>
          <table:table-cell table:style-name="ce17" table:formula="of:=[.K87]" office:value-type="float" office:value="56">
            <text:p>56</text:p>
          </table:table-cell>
          <table:table-cell table:style-name="ce17" table:formula="of:=[.K87]&gt;[.$E$1]" office:value-type="boolean" office:boolean-value="false">
            <text:p>FAUX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8" office:value-type="float" office:value="1230.51">
            <text:p>1230,51</text:p>
          </table:table-cell>
          <table:table-cell table:style-name="ce18" office:value-type="float" office:value="57">
            <text:p>57</text:p>
          </table:table-cell>
          <table:table-cell table:style-name="ce18" table:formula="of:=[.K88]" office:value-type="float" office:value="57">
            <text:p>57</text:p>
          </table:table-cell>
          <table:table-cell table:style-name="ce18" table:formula="of:=[.K88]&gt;[.$E$1]" office:value-type="boolean" office:boolean-value="false">
            <text:p>FAUX</text:p>
          </table:table-cell>
          <table:table-cell table:number-columns-repeated="2"/>
        </table:table-row>
        <table:table-row table:style-name="ro1" table:number-rows-repeated="104848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Feui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Feuille1.J39:Feuille1.L88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</meta:initial-creator>
    <meta:creation-date>2012-10-29T12:05:22</meta:creation-date>
    <dc:date>2012-10-29T15:37:47</dc:date>
    <dc:creator>maxime </dc:creator>
    <meta:editing-duration>PT3H18M43S</meta:editing-duration>
    <meta:editing-cycles>6</meta:editing-cycles>
    <meta:generator>LibreOffice/3.5$Linux_x86 LibreOffice_project/350m1$Build-2</meta:generator>
    <meta:printed-by>maxime </meta:printed-by>
    <meta:print-date>2012-10-29T14:00:22</meta:print-date>
    <meta:document-statistic meta:table-count="3" meta:cell-count="5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ff420e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624cm" svg:height="12.087cm" xlink:href=".." xlink:type="simple" chart:class="chart:bar" chart:style-name="ch1">
        <chart:plot-area chart:style-name="ch2" table:cell-range-address="Feuille1.B3:Feuille1.C35 Feuille1.E3:Feuille1.E35" chart:data-source-has-labels="column" svg:x="0.862cm" svg:y="1.099cm" svg:width="18.938cm" svg:height="10.327cm">
          <chartooo:coordinate-region svg:x="1.669cm" svg:y="1.299cm" svg:width="17.6cm" svg:height="9.082cm"/>
          <chart:axis chart:dimension="x" chart:name="primary-x" chart:style-name="ch3" chartooo:axis-type="auto">
            <chartooo:date-scale/>
            <chart:categories table:cell-range-address="Feuille1.B3:Feuille1.B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C3:Feuille1.C35" chart:class="chart:bar">
            <chart:mean-value chart:style-name="ch7"/>
            <chart:data-point chart:repeated="33"/>
          </chart:series>
          <chart:series chart:style-name="ch8" chart:values-cell-range-address="Feuille1.E3:Feuille1.E35" chart:class="chart:bar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float" office:value="368.19597">
                <text:p>370</text:p>
                <draw:g>
                  <svg:desc>Feuille1.B3:Feuille1.B35</svg:desc>
                </draw:g>
              </table:table-cell>
              <table:table-cell office:value-type="float" office:value="71">
                <text:p>71</text:p>
                <draw:g>
                  <svg:desc>Feuille1.C3:Feuille1.C35</svg:desc>
                </draw:g>
              </table:table-cell>
              <table:table-cell office:value-type="float" office:value="0">
                <text:p>0</text:p>
                <draw:g>
                  <svg:desc>Feuille1.E3:Feuille1.E35</svg:desc>
                </draw:g>
              </table:table-cell>
            </table:table-row>
            <table:table-row>
              <table:table-cell office:value-type="float" office:value="385.18519">
                <text:p>390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1.20115">
                <text:p>390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95.21479">
                <text:p>40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6.16509">
                <text:p>400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.17871">
                <text:p>430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31.24143">
                <text:p>430</text:p>
              </table:table-cell>
              <table:table-cell office:value-type="float" office:value="389">
                <text:p>38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32.18288">
                <text:p>43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3.16715">
                <text:p>450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526.22413">
                <text:p>53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8.26088">
                <text:p>540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544.20317">
                <text:p>540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1.77455">
                <text:p>550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0.26626">
                <text:p>560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6.26795">
                <text:p>57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2.23339">
                <text:p>570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.21893">
                <text:p>60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6.26446">
                <text:p>620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6.26748">
                <text:p>640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3.29091">
                <text:p>650</text:p>
              </table:table-cell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672.32691">
                <text:p>67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1.28379">
                <text:p>680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715.25136">
                <text:p>720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6.34173">
                <text:p>750</text:p>
              </table:table-cell>
              <table:table-cell office:value-type="float" office:value="249">
                <text:p>24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764.37623">
                <text:p>760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4.38362">
                <text:p>780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.33005">
                <text:p>80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8.35737">
                <text:p>830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6.34745">
                <text:p>85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9.41003">
                <text:p>860</text:p>
              </table:table-cell>
              <table:table-cell office:value-type="float" office:value="301">
                <text:p>30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956.41662">
                <text:p>960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4.45189">
                <text:p>970</text:p>
              </table:table-cell>
              <table:table-cell office:value-type="float" office:value="644">
                <text:p>644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1105.4415">
                <text:p>111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Feuille1.J39:Feuille1.L88" chart:data-source-has-labels="column" svg:x="0.824cm" svg:y="0.854cm" svg:width="14.578cm" svg:height="7.544cm">
          <chartooo:coordinate-region svg:x="1.631cm" svg:y="1.054cm" svg:width="13.569cm" svg:height="6.299cm"/>
          <chart:axis chart:dimension="x" chart:name="primary-x" chart:style-name="ch3" chartooo:axis-type="auto">
            <chartooo:date-scale/>
            <chart:categories table:cell-range-address="Feuille1.J39:Feuille1.J8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K39:Feuille1.K88" chart:class="chart:bar">
            <chart:mean-value chart:style-name="ch7"/>
            <chart:data-point chart:repeated="50"/>
          </chart:series>
          <chart:series chart:style-name="ch8" chart:values-cell-range-address="Feuille1.L39:Feuille1.L88" chart:class="chart:ba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K</text:p>
              </table:table-cell>
              <table:table-cell office:value-type="string">
                <text:p>Colonne L</text:p>
              </table:table-cell>
            </table:table-row>
          </table:table-header-rows>
          <table:table-rows>
            <table:table-row>
              <table:table-cell office:value-type="float" office:value="367.188">
                <text:p>370</text:p>
                <draw:g>
                  <svg:desc>Feuille1.J39:Feuille1.J88</svg:desc>
                </draw:g>
              </table:table-cell>
              <table:table-cell office:value-type="float" office:value="71">
                <text:p>71</text:p>
                <draw:g>
                  <svg:desc>Feuille1.K39:Feuille1.K88</svg:desc>
                </draw:g>
              </table:table-cell>
              <table:table-cell office:value-type="float" office:value="0">
                <text:p>0</text:p>
                <draw:g>
                  <svg:desc>Feuille1.L39:Feuille1.L88</svg:desc>
                </draw:g>
              </table:table-cell>
            </table:table-row>
            <table:table-row>
              <table:table-cell office:value-type="float" office:value="384.177">
                <text:p>380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.193">
                <text:p>39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4.207">
                <text:p>39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5.157">
                <text:p>400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.171">
                <text:p>420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.233">
                <text:p>430</text:p>
              </table:table-cell>
              <table:table-cell office:value-type="float" office:value="389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.175">
                <text:p>43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2.159">
                <text:p>45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5.216">
                <text:p>53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7.253">
                <text:p>540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3.195">
                <text:p>540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0.767">
                <text:p>550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9.258">
                <text:p>560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5.26">
                <text:p>57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1.225">
                <text:p>570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9.211">
                <text:p>60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5.257">
                <text:p>620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5.26">
                <text:p>640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2.283">
                <text:p>650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1.319">
                <text:p>67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0.276">
                <text:p>680</text:p>
              </table:table-cell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4.243">
                <text:p>710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4.376">
                <text:p>73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745.334">
                <text:p>7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3.368">
                <text:p>760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8.354">
                <text:p>770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780.386">
                <text:p>780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783.376">
                <text:p>780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8.414">
                <text:p>790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790.314">
                <text:p>790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799.322">
                <text:p>80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7.349">
                <text:p>830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5.34">
                <text:p>85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8.342">
                <text:p>850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858.402">
                <text:p>860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2.35">
                <text:p>860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904.318">
                <text:p>900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955.409">
                <text:p>960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3.444">
                <text:p>970</text:p>
              </table:table-cell>
              <table:table-cell office:value-type="float" office:value="644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0.43">
                <text:p>1050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074.51">
                <text:p>1070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086.39">
                <text:p>1090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101.53">
                <text:p>110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04.43">
                <text:p>110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8.52">
                <text:p>1120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130.52">
                <text:p>1130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142.45">
                <text:p>1140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198.42">
                <text:p>1200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230.51">
                <text:p>1230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